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text-properties fo:color="#a9b7c6" style:font-name="Courier New1"/>
    </style:style>
    <style:style style:name="P3" style:family="paragraph" style:parent-style-name="Heading_20_2" style:list-style-name="L1"/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ntwikkeltraject NieuwsApp</text:p>
      <text:p text:style-name="Text_20_body"/>
      <text:p text:style-name="Text_20_body">Niet vergeten GIT</text:p>
      <text:p text:style-name="Text_20_body">En dan alles met GIT OOK DEZE DOCUMENTATIE</text:p>
      <text:p text:style-name="Standard"/>
      <text:h text:style-name="Heading_20_1" text:outline-level="1">Model / REST api</text:h>
      <text:p text:style-name="Standard">Allereerst het maken van het model</text:p>
      <text:p text:style-name="Standard">Met behulp van de JsonServer (<text:a xlink:type="simple" xlink:href="https://www.sitepoint.com/mock-rest-apis-using-json-server/" text:style-name="Internet_20_link" text:visited-style-name="Visited_20_Internet_20_Link">https://www.sitepoint.com/mock-rest-apis-using-json-server/</text:a>)<text:line-break/>Kan heel eenvoudig een ontwikkel REST Api gemaakt worden</text:p>
      <text:p text:style-name="Standard">Het model en wat testdata kunnen nu worden aangeboden</text:p>
      <text:p text:style-name="Standard">Model</text:p>
      <text:p text:style-name="Standard"/>
      <text:p text:style-name="Standard">id</text:p>
      <text:p text:style-name="Standard">titel</text:p>
      <text:p text:style-name="Standard">status</text:p>
      <text:p text:style-name="Standard">auteur</text:p>
      <text:p text:style-name="Standard">datum</text:p>
      <text:p text:style-name="Standard">samenvattingOverzicht</text:p>
      <text:p text:style-name="Standard">afbeeldingIdOverzicht</text:p>
      <text:p text:style-name="Standard">samenvattingNieuwsbrief</text:p>
      <text:p text:style-name="Standard">afbeeldingIdNieuwsbrief</text:p>
      <text:p text:style-name="Standard">bericht</text:p>
      <text:p text:style-name="Standard">afbeeldingen</text:p>
      <text:p text:style-name="Standard"/>
      <text:h text:style-name="Heading_20_1" text:outline-level="1">Overzicht nieuwsitems</text:h>
      <text:p text:style-name="Standard">Volgende stap is het maken van het overzicht met nieuwsitems</text:p>
      <text:list xml:id="list8453785868843772027" text:style-name="L1">
        <text:list-item>
          <text:list>
            <text:list-item>
              <text:h text:style-name="P3" text:outline-level="2" text:restart-numbering="true" text:start-value="-1">Nieuwe applicatie aanmaken</text:h>
            </text:list-item>
          </text:list>
        </text:list-item>
      </text:list>
      <text:p text:style-name="Text_20_body">ng new niews-app</text:p>
      <text:p text:style-name="Text_20_body">model maken in app<text:line-break/>service maken</text:p>
      <text:p text:style-name="P2">constructor(private nieuwsItemService: NieuwsItemsService) {</text:p>
      <text:p text:style-name="P2"><text:s text:c="4"/>setTimeout(()=&gt; {</text:p>
      <text:p text:style-name="P2"><text:s text:c="6"/>this.nieuwsItemService.loadNieuwsItems()</text:p>
      <text:p text:style-name="P2"><text:s text:c="8"/>.debounceTime(400)</text:p>
      <text:p text:style-name="P2"><text:s text:c="8"/>.distinctUntilChanged()</text:p>
      <text:p text:style-name="P2"><text:s text:c="8"/>.subscribe(</text:p>
      <text:p text:style-name="P2"><text:s text:c="10"/>data =&gt; {</text:p>
      <text:p text:style-name="P2"><text:s text:c="12"/>this.nieuwsItems = data</text:p>
      <text:p text:style-name="P2"><text:s text:c="10"/>},</text:p>
      <text:p text:style-name="P2"><text:s text:c="10"/>error =&gt; console.error(error)</text:p>
      <text:p text:style-name="P2"><text:soft-page-break/><text:s text:c="8"/>);</text:p>
      <text:p text:style-name="P2"><text:s text:c="4"/>},40);</text:p>
      <text:p text:style-name="P2"><text:s text:c="2"/>}</text:p>
      <text:p text:style-name="P2"/>
      <text:p text:style-name="Text_20_body">voor nu werkt dit</text:p>
      <text:p text:style-name="Text_20_body">Later toevoeging van de websocket</text:p>
      <text:p text:style-name="Text_20_body"><text:a xlink:type="simple" xlink:href="https://medium.com/@lwojciechowski/websockets-with-angular2-and-rxjs-8b6c5be02fac#.9c3h8ymxd" text:style-name="Internet_20_link" text:visited-style-name="Visited_20_Internet_20_Link">https://medium.com/@lwojciechowski/websockets-with-angular2-and-rxjs-8b6c5be02fac#.9c3h8ymxd</text:a></text:p>
      <text:p text:style-name="Text_20_body">Ik wil namelijk als er iets op de backend wijzigd dit direct op de voorkant wordt getoond</text:p>
      <text:p text:style-name="Text_20_body"/>
      <text:p text:style-name="Text_20_body">component</text:p>
      <text:p text:style-name="Text_20_body">Heel simpel tabel met *ngfor</text:p>
      <text:p text:style-name="Standard"/>
      <text:p text:style-name="Standard"/>
      <text:p text:style-name="Standard"/>
      <text:h text:style-name="Heading_20_1" text:outline-level="1">Tonen van 1 nieuwsitem</text:h>
      <text:p text:style-name="Text_20_body">Ws moet hier de router aan toe te pas komen</text:p>
      <text:p text:style-name="Standard"/>
      <text:h text:style-name="Heading_20_1" text:outline-level="1">Navigatie van overzicht naar nieuwsitem en terug</text:h>
      <text:h text:style-name="Heading_20_1" text:outline-level="1">Mooi maken Ionic 2</text:h>
      <text:p text:style-name="Text_20_body">http://ionicframework.com/docs/v2/</text:p>
      <text:h text:style-name="Heading_20_1" text:outline-level="1">Wijzigen van nieuwsitem</text:h>
      <text:p text:style-name="Standard"/>
      <text:h text:style-name="Heading_20_1" text:outline-level="1">Toevoegen nieuwsitem</text:h>
      <text:p text:style-name="Standard"/>
      <text:h text:style-name="Heading_20_1" text:outline-level="1">Verwijderen nieuwsitem</text:h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Collewijn</meta:initial-creator>
    <meta:creation-date>2016-11-09T09:08:50.08</meta:creation-date>
    <dc:date>2016-11-10T12:33:29.19</dc:date>
    <dc:creator>Robert Collewijn</dc:creator>
    <meta:editing-duration>PT7H7M36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3" meta:paragraph-count="51" meta:word-count="181" meta:character-count="1484"/>
  </office:meta>
</office:document-meta>
</file>